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bold" officeooo:rsid="001b67f4" officeooo:paragraph-rsid="001b67f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1d5075" officeooo:paragraph-rsid="001d50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b67f4" officeooo:paragraph-rsid="001b67f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b67f4" officeooo:paragraph-rsid="001d50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1b67f4" officeooo:paragraph-rsid="001b67f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e1e94" officeooo:paragraph-rsid="001d507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b67f4" officeooo:paragraph-rsid="001b67f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b67f4" officeooo:paragraph-rsid="001b67f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1b67f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f19f8" officeooo:paragraph-rsid="001f19f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0cc01" officeooo:paragraph-rsid="0020cc0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1f19f8" officeooo:paragraph-rsid="001f19f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20cc01" officeooo:paragraph-rsid="0020cc0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Times New Roman" fo:font-size="12pt" fo:language="en" fo:country="US" fo:font-weight="normal" officeooo:rsid="0020cc01" officeooo:paragraph-rsid="0020cc0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20cc01"/>
    </style:style>
    <style:style style:name="P16" style:family="paragraph" style:parent-style-name="Standard">
      <style:paragraph-properties fo:text-align="justify" style:justify-single-word="false"/>
      <style:text-properties officeooo:rsid="00217204" officeooo:paragraph-rsid="00217204"/>
    </style:style>
    <style:style style:name="T1" style:family="text">
      <style:text-properties style:text-position="0% 100%" fo:font-weight="normal" officeooo:rsid="001b67f4" style:font-weight-asian="normal" style:font-weight-complex="normal"/>
    </style:style>
    <style:style style:name="T2" style:family="text">
      <style:text-properties style:text-position="0% 100%" fo:font-weight="normal" officeooo:rsid="001d5075" style:font-weight-asian="normal" style:font-weight-complex="normal"/>
    </style:style>
    <style:style style:name="T3" style:family="text">
      <style:text-properties style:text-position="0% 100%" fo:font-style="italic" fo:font-weight="normal" officeooo:rsid="001d5075" style:font-style-asian="italic" style:font-weight-asian="normal" style:font-style-complex="italic" style:font-weight-complex="normal"/>
    </style:style>
    <style:style style:name="T4" style:family="text">
      <style:text-properties style:text-position="0% 100%" fo:font-style="italic" fo:font-weight="normal" officeooo:rsid="001b67f4" style:font-style-asian="italic" style:font-weight-asian="normal" style:font-style-complex="italic" style:font-weight-complex="normal"/>
    </style:style>
    <style:style style:name="T5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style:font-name="Times New Roman" fo:font-size="12pt" fo:font-weight="normal" officeooo:rsid="0020cc01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Times New Roman" fo:font-size="12pt" fo:font-weight="normal" officeooo:rsid="00217204" style:font-size-asian="12pt" style:font-weight-asian="normal" style:font-size-complex="12pt" style:font-weight-complex="normal"/>
    </style:style>
    <style:style style:name="T8" style:family="text">
      <style:text-properties fo:font-weight="normal" officeooo:rsid="001d5075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pt" fo:country="B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72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ítulo</text:p>
      <text:p text:style-name="P7">Submissão, edital</text:p>
      <text:p text:style-name="P7">Local</text:p>
      <text:p text:style-name="P8"/>
      <text:p text:style-name="P9"><text:span text:style-name="T8">Igor Lima Rocha</text:span></text:p>
      <text:p text:style-name="P9"><text:span text:style-name="T1">Universidade </text:span><text:span text:style-name="T2">Estadual de Santa Cruz – UESC</text:span><text:span text:style-name="T1"> </text:span></text:p>
      <text:p text:style-name="P9"><text:span text:style-name="T3">ilrocha.cic@uesc</text:span><text:span text:style-name="T4">.br</text:span></text:p>
      <text:p text:style-name="P5"/>
      <text:p text:style-name="P1">RESUMO</text:p>
      <text:p text:style-name="P3"/>
      <text:p text:style-name="P3"/>
      <text:p text:style-name="P2">ABSTRACT</text:p>
      <text:p text:style-name="P4"/>
      <text:p text:style-name="P6"/>
      <text:p text:style-name="P12">1. INTRODUÇÃO</text:p>
      <text:p text:style-name="P12"/>
      <text:p text:style-name="P10">A taxa de saturação de oxigênio (SpO2) e a frequência cardíaca (FC) são dois parâmetros vitais para definir o status cardiovascular humano e o estado de saúde do paciente (Fan <text:span text:style-name="T9">and</text:span> Li, 2018, <text:span text:style-name="T10">O'Driscoll</text:span> et al., 2008).</text:p>
      <text:p text:style-name="P10"/>
      <text:p text:style-name="P15"><text:span text:style-name="T6">A falta de oxigenação sanguínea pode levar a morte de um paciente caso o mesmo não possua um atendimento médico. Portanto é necessário, principalmente em situações </text:span><text:span text:style-name="T7">cirúrgicas</text:span><text:span text:style-name="T6">, </text:span><text:span text:style-name="T7">um monitoramento contínuo da SpO2 e da FC.</text:span></text:p>
      <text:p text:style-name="P15"><text:span text:style-name="T7"/></text:p>
      <text:p text:style-name="P16"><text:span text:style-name="T5">O período que estamos vivendo não permite </text:span></text:p>
      <text:p text:style-name="P11"/>
      <text:p text:style-name="P13">REFERÊNCIAS</text:p>
      <text:p text:style-name="P13"/>
      <text:p text:style-name="P14">Fan, Q. and Li, K. (2018). Non-contact remote estimation of cardiovascular parameters, Biomedical Signal Processing and Control <text:span text:style-name="T11">40</text:span>: 192–203. <text:a xlink:type="simple" xlink:href="http://dx.doi. org/10.1016/j.bspc.2017.09.022" text:style-name="Internet_20_link" text:visited-style-name="Visited_20_Internet_20_Link">http://dx.doi. org/10.1016/j.bspc.2017.09.022</text:a>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4T06:47:49.448000000</meta:creation-date>
    <dc:date>2020-12-07T22:24:17.478000000</dc:date>
    <meta:editing-duration>PT16H33M6S</meta:editing-duration>
    <meta:editing-cycles>5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4" meta:word-count="120" meta:character-count="806" meta:non-whitespace-character-count="697"/>
  </office:meta>
</office:document-meta>
</file>